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e25de"/>
    </style:style>
    <style:style style:name="P2" style:family="paragraph" style:parent-style-name="Standard">
      <style:text-properties officeooo:paragraph-rsid="000e25de"/>
    </style:style>
    <style:style style:name="P3" style:family="paragraph" style:parent-style-name="Standard">
      <style:text-properties officeooo:rsid="000e25de" officeooo:paragraph-rsid="000e25de"/>
    </style:style>
    <style:style style:name="P4" style:family="paragraph" style:parent-style-name="Standard">
      <style:text-properties fo:font-size="16pt" fo:font-weight="bold" officeooo:rsid="000e25de" officeooo:paragraph-rsid="000e25de" fo:background-color="#ffff00" style:font-weight-asian="bold" style:font-weight-complex="bold"/>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top="0cm" fo:margin-bottom="0cm" style:contextual-spacing="false"/>
      <style:text-properties officeooo:rsid="000e25de" officeooo:paragraph-rsid="000e25de"/>
    </style:style>
    <style:style style:name="P7" style:family="paragraph" style:parent-style-name="Text_20_body">
      <style:paragraph-properties fo:margin-top="0cm" fo:margin-bottom="0cm" style:contextual-spacing="false"/>
      <style:text-properties officeooo:paragraph-rsid="000e25de"/>
    </style:style>
    <style:style style:name="P8" style:family="paragraph" style:parent-style-name="Text_20_body">
      <style:text-properties fo:font-size="16pt" fo:font-weight="bold" officeooo:rsid="000e25de" officeooo:paragraph-rsid="000e25de" fo:background-color="#ffff00" style:font-weight-asian="bold" style:font-weight-complex="bold"/>
    </style:style>
    <style:style style:name="P9" style:family="paragraph" style:parent-style-name="Text_20_body">
      <style:paragraph-properties fo:margin-top="0cm" fo:margin-bottom="0cm" style:contextual-spacing="false"/>
      <style:text-properties fo:font-size="16pt" fo:font-weight="bold" officeooo:rsid="000fb242" officeooo:paragraph-rsid="000fb242" fo:background-color="#ffff00" style:font-weight-asian="bold" style:font-weight-complex="bold"/>
    </style:style>
    <style:style style:name="T1" style:family="text">
      <style:text-properties officeooo:rsid="000e25de"/>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font-size="14pt"/>
    </style:style>
    <style:style style:name="T5" style:family="text">
      <style:text-properties fo:font-size="16pt"/>
    </style:style>
    <style:style style:name="T6"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p>
      <text:p text:style-name="Text_20_body">Au début du XXème siècle, l'Europe domine le monde mais les rivalités entre les Nations européennes font planer la menace de la guerre.</text:p>
      <text:p text:style-name="P5">​</text:p>
      <text:p text:style-name="P5">​     LES ORIGINES DE LA GUERRE.</text:p>
      <text:p text:style-name="P5">​</text:p>
      <text:p text:style-name="P5">- Les causes lointaines:</text:p>
      <text:p text:style-name="P5"><text:tab/>. La concurrence commerciale et navale entre le Royaume -Uni et l'Allemagne: l'Allemagne a comblé son retard industriel sur la France et le Royaume-Uni; de plus les Allemands font peser de lourdes menaces sur les colonies françaises et anglaises dans le monde ( Afrique, Moyen-Orient ).</text:p>
      <text:p text:style-name="P5">​</text:p>
      <text:p text:style-name="P5"><text:s/><text:tab/><text:tab/>.Le problème des nationalismes et des questions nationales: les français veulent l' Alsace-Lorraine perdue en 1871.</text:p>
      <text:p text:style-name="P5"/>
      <text:p text:style-name="P5">La Serbie, jeune nation indépendante soutenue par la Russie, qui veut rassembler les Slaves du sud en une "Yougoslavie", inquiète l'Empire austro-hongrois: c'est le problème des Balkans.</text:p>
      <text:p text:style-name="P7">​</text:p>
      <text:p text:style-name="P7"><text:tab/>. Grave crise au Maroc à partir de 1905 où la France tente de s'y installer, L'Allemagne refuse de lui laisser le champ libre: à la fin du XIXème siècle, les Européens rivalisèrent pou obtenir des avantages commerciaux avec le Maroc.</text:p>
      <text:p text:style-name="P7"/>
      <text:p text:style-name="P5">La prééminence française au Maroc fut reconnue par l'Angleterre en 1904 et admise par l'Allemagne en 1911.</text:p>
      <text:p text:style-name="P5">Le protectorat français fut établi en 1912 sur la plus grande partie du pays. Il s'agit d'un Etat étranger placé sous l'autorité d'un autre Etat, pour tout ce qui concernait ses relations extérieures et sa sécurité: Maroc, Tunisie.</text:p>
      <text:p text:style-name="P5"/>
      <text:p text:style-name="P9">2</text:p>
      <text:p text:style-name="P7"><text:span text:style-name="T1">2</text:span>. LA CONSTITUTION DE DEUX SYSTEMES D'ALLIANCES : </text:p>
      <text:p text:style-name="Standard">​</text:p>
      <text:p text:style-name="Standard">*  La Triple Alliance ou Triplice: 1879: Allemagne + Autriche</text:p>
      <text:p text:style-name="P2"><text:span text:style-name="T1"><text:tab/><text:tab/><text:tab/><text:tab/>1</text:span>882: Allemagne + Autriche +Italie</text:p>
      <text:p text:style-name="P2">​</text:p>
      <text:p text:style-name="Standard">​*La Triple Entente: 1893: rapprochement franco-russe</text:p>
      <text:p text:style-name="Standard"><text:span text:style-name="T1"><text:tab/>1</text:span>904: Entente cordiale France-Angleterre</text:p>
      <text:p text:style-name="Standard"><text:s/><text:tab/>1907: rapprochement anglo-russe</text:p>
      <text:p text:style-name="Standard">​</text:p>
      <text:p text:style-name="Standard"><text:tab/>LA COURSE AUX ARMEMENTS: </text:p>
      <text:p text:style-name="Standard">​En réalité , chaque camp se prépare à la guerre: prolongation du service militaire, développement de l'esprit patriotique.</text:p>
      <text:p text:style-name="P2"/>
      <text:p text:style-name="P2"><text:tab/>LA CAUSE IMMEDIATE:</text:p>
      <text:p text:style-name="Standard">​</text:p>
      <text:p text:style-name="Standard">Le 28 juin 1914 à Sarajevo en Bosnie, l'archiduc François-Ferdinand de Habsbourg, héritier de l'Empire d'Autriche-Hongrie (neveu de François-Joseph) est assassiné avec sa femme par deux étudiants bosniaques, dont Prinzip qui affirme être pro-serbe.</text:p>
      <text:p text:style-name="Standard"><text:soft-page-break/>( En 1878, la Serbie obtient son indépendance au Congrès de Berlin, mais dans des frontières réduites et donc de nombreux serbes vivent dans les Empires austro-hongrois et turc.</text:p>
      <text:p text:style-name="Standard">​ En 1908, l'Autriche -Hongrie avait annexé la Bosnie-Herzegovine. )</text:p>
      <text:p text:style-name="Standard">​Cet attentat fournit un prétexte à l'Autriche pour en finir avec la Serbie indépendante: avec l'appui de l'Allemagne, l'Autriche lance un ultimatum à la Serbie le 23 juillet 1914 qui le refuse car elle le trouve inacceptable:</text:p>
      <text:p text:style-name="Standard">​    * demande de révocation des fonctionnaires coupables de propagande.</text:p>
      <text:p text:style-name="Standard">    * demande de dissolution des sociétés nationalistes.</text:p>
      <text:p text:style-name="Standard">    *demande la venue de policiers austro-hongrois sur le territoire serbe pour retrouver les coupables.</text:p>
      <text:p text:style-name="Standard">​</text:p>
      <text:p text:style-name="Standard">L' AUTRICHE DECLARE LA GUERRE A LA SERBIE LE 28 JUILLET 1914</text:p>
      <text:p text:style-name="Standard">​</text:p>
      <text:p text:style-name="Standard">​C'EST L'ENGRENAGE DES ALLIANCES: LA RUSSIE MOBILISE PUIS TOUTE L'EUROPE.</text:p>
      <text:p text:style-name="Standard"/>
      <text:p text:style-name="P4">3</text:p>
      <text:p text:style-name="P3"/>
      <text:p text:style-name="Standard"><text:s text:c="2"/>-La Russie mobilise le 30 juillet.</text:p>
      <text:p text:style-name="Standard"><text:s text:c="2"/>- le 31, l'Allemagne lance un ultimatum à la Russie, mort de Jean Jaurès en France.</text:p>
      <text:p text:style-name="Standard"><text:s text:c="2"/>- le 1er août: déclaration de guerre de l'Allemagne à la Russie et mobilisation en Allemagne et en France.</text:p>
      <text:p text:style-name="Standard">​    -le 3 août: déclaration de guerre de l'Allemagne à la France et invasion de la Belgique. L'Italie se déclare neutre.</text:p>
      <text:p text:style-name="Standard">    - le 4 août: déclaration de guerre du Royaume-Uni à l'Allemagne.</text:p>
      <text:p text:style-name="Standard">​</text:p>
      <text:p text:style-name="Standard">​    La Grande guerre.</text:p>
      <text:p text:style-name="Standard">​</text:p>
      <text:p text:style-name="Standard">  Au moment des déclarations de guerre, les belligérants s'attendent à une guerre courte, dans chaque camps , c'est l'Union sacrée.</text:p>
      <text:p text:style-name="Standard"/>
      <text:p text:style-name="Standard"/>
      <text:p text:style-name="Standard"/>
      <text:p text:style-name="P6"/>
      <text:p text:style-name="P5"/>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07:30:56.484367777</meta:creation-date>
    <dc:date>2022-09-15T07:46:24.579653518</dc:date>
    <meta:editing-duration>PT5M17S</meta:editing-duration>
    <meta:editing-cycles>2</meta:editing-cycles>
    <meta:generator>LibreOffice/7.3.5.2$Linux_X86_64 LibreOffice_project/30$Build-2</meta:generator>
    <meta:print-date>2022-09-15T07:43:28.642981887</meta:print-date>
    <meta:document-statistic meta:table-count="0" meta:image-count="0" meta:object-count="0" meta:page-count="2" meta:paragraph-count="49" meta:word-count="537" meta:character-count="3468" meta:non-whitespace-character-count="2892"/>
  </office:meta>
</office:document-meta>
</file>